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re" svg:font-family="Intr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ns" svg:font-family="'Noto Sens'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949cm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6f859c" draw:marker-start-width="0.359cm" draw:marker-end-width="0.359cm" draw:stroke-linejoin="miter" draw:fill="solid" draw:fill-color="#b7b3ca" draw:textarea-vertical-align="middle" draw:auto-grow-height="false" draw:fit-to-size="false" style:shrink-to-fit="true" fo:min-height="4.628cm" fo:padding-top="0.178cm" fo:padding-bottom="0.178cm" fo:padding-left="0.303cm" fo:padding-right="0.303cm" loext:decorative="false"/>
      <style:paragraph-properties style:writing-mode="lr-tb"/>
    </style:style>
    <style:style style:name="gr3" style:family="graphic" style:parent-style-name="standard">
      <style:graphic-properties draw:stroke="solid" svg:stroke-width="0.018cm" svg:stroke-color="#6f859c" draw:marker-start-width="0.227cm" draw:marker-end-width="0.227cm" draw:fill="solid" draw:fill-color="#cccccc" draw:textarea-horizontal-align="left" draw:textarea-vertical-align="middle" draw:auto-grow-height="false" draw:auto-grow-width="false" draw:fit-to-size="false" style:shrink-to-fit="true" fo:min-height="0cm" fo:min-width="0cm" fo:padding-top="0.134cm" fo:padding-bottom="0.134cm" fo:padding-left="0.259cm" fo:padding-right="0.259cm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svg:stroke-width="0.018cm" svg:stroke-color="#6f859c" draw:marker-start-width="0.227cm" draw:marker-end-width="0.227cm" draw:fill="solid" draw:fill-color="#cccccc" draw:textarea-horizontal-align="left" draw:textarea-vertical-align="middle" draw:auto-grow-height="false" draw:auto-grow-width="false" draw:fit-to-size="false" style:shrink-to-fit="true" fo:min-height="0cm" fo:min-width="0cm" fo:padding-top="0.134cm" fo:padding-bottom="0.134cm" fo:padding-left="0.259cm" fo:padding-right="0.259cm" loext:decorative="false"/>
      <style:paragraph-properties style:writing-mode="lr-tb"/>
    </style:style>
    <style:style style:name="gr5" style:family="graphic" style:parent-style-name="objectwithoutfill">
      <style:graphic-properties svg:stroke-color="#6f859c" draw:marker-start="Arrow" draw:marker-start-width="0.3cm" draw:marker-end="Arrow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textarea-vertical-align="middle" fo:min-height="1.423cm" loext:decorative="false"/>
      <style:paragraph-properties style:writing-mode="lr-tb"/>
    </style:style>
    <style:style style:name="gr7" style:family="graphic" style:parent-style-name="standard">
      <style:graphic-properties draw:stroke="solid" svg:stroke-width="0.018cm" svg:stroke-color="#6f859c" draw:marker-start-width="0.227cm" draw:marker-end-width="0.227cm" draw:stroke-linejoin="miter" draw:fill="solid" draw:fill-color="#b4c7dc" draw:textarea-vertical-align="middle" draw:auto-grow-height="false" draw:fit-to-size="false" style:shrink-to-fit="true" fo:min-height="4.739cm" fo:padding-top="0.134cm" fo:padding-bottom="0.134cm" fo:padding-left="0.259cm" fo:padding-right="0.259cm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svg:stroke-width="0.018cm" svg:stroke-color="#6f859c" draw:marker-start-width="0.227cm" draw:marker-end-width="0.227cm" draw:fill="solid" draw:fill-color="#cccccc" draw:textarea-horizontal-align="left" draw:textarea-vertical-align="middle" draw:auto-grow-height="false" draw:auto-grow-width="false" draw:fit-to-size="false" style:shrink-to-fit="true" fo:min-height="0cm" fo:min-width="0cm" fo:padding-top="0.134cm" fo:padding-bottom="0.134cm" fo:padding-left="0.259cm" fo:padding-right="0.259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color="#6f849a" loext:opacity="100%" style:font-name="Noto Sens"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/>
      <style:paragraph-properties fo:margin-top="0.42cm" fo:margin-bottom="0.35cm"/>
      <style:text-properties fo:color="#6f849a" loext:opacity="100%" style:font-name="Noto Sens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style:font-name="Noto Sens"/>
    </style:style>
    <style:style style:name="P4" style:family="paragraph">
      <loext:graphic-properties draw:fill="solid" draw:fill-color="#b7b3ca"/>
      <style:paragraph-properties fo:text-align="center"/>
      <style:text-properties style:font-name="Noto Sens" fo:font-size="14pt" style:font-size-asian="14pt" style:font-size-complex="14pt"/>
    </style:style>
    <style:style style:name="P5" style:family="paragraph">
      <style:paragraph-properties fo:margin-left="0cm" fo:margin-right="0cm" fo:margin-top="0.42cm" fo:margin-bottom="0.35cm" fo:line-height="100%" fo:text-align="center" fo:text-indent="0cm"/>
      <style:text-properties style:font-name="Noto Sens" fo:font-size="9pt" style:font-size-asian="9pt" style:font-size-complex="9pt"/>
    </style:style>
    <style:style style:name="P6" style:family="paragraph">
      <loext:graphic-properties draw:fill="solid" draw:fill-color="#cccccc"/>
      <style:paragraph-properties fo:margin-left="0cm" fo:margin-right="0cm" fo:margin-top="0.42cm" fo:margin-bottom="0.35cm" fo:line-height="100%" fo:text-align="center" fo:text-indent="0cm"/>
      <style:text-properties style:font-name="Noto Sens" fo:font-size="9pt" style:font-size-asian="9pt" style:font-size-complex="9pt"/>
    </style:style>
    <style:style style:name="P7" style:family="paragraph">
      <loext:graphic-properties draw:fill="solid" draw:fill-color="#cccccc"/>
      <style:paragraph-properties fo:text-align="center"/>
      <style:text-properties style:font-name="Noto Sens"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font-name="Noto Sens"/>
    </style:style>
    <style:style style:name="P9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style:font-name="Noto Sens" fo:font-size="12pt" style:font-size-asian="12pt" style:font-size-complex="12pt"/>
    </style:style>
    <style:style style:name="P10" style:family="paragraph">
      <loext:graphic-properties draw:fill="none"/>
      <style:text-properties style:font-name="Noto Sens"/>
    </style:style>
    <style:style style:name="P11" style:family="paragraph">
      <style:paragraph-properties fo:margin-top="0.42cm" fo:margin-bottom="0.35cm"/>
      <style:text-properties style:font-name="Noto Sens"/>
    </style:style>
    <style:style style:name="P12" style:family="paragraph">
      <loext:graphic-properties draw:fill="solid" draw:fill-color="#cccccc"/>
      <style:paragraph-properties fo:margin-top="0.42cm" fo:margin-bottom="0.35cm"/>
      <style:text-properties style:font-name="Noto Sens" fo:font-size="12pt" style:font-size-asian="12pt" style:font-size-complex="12pt"/>
    </style:style>
    <style:style style:name="P13" style:family="paragraph">
      <style:paragraph-properties fo:margin-top="0.42cm" fo:margin-bottom="0.35cm"/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fo:margin-top="0.42cm" fo:margin-bottom="0.35cm"/>
      <style:text-properties fo:font-size="18pt" fo:font-weight="bold" style:font-size-asian="10pt" style:font-weight-asian="bold" style:font-size-complex="10pt" style:font-weight-complex="bold"/>
    </style:style>
    <style:style style:name="P15" style:family="paragraph">
      <style:paragraph-properties fo:margin-top="0.42cm" fo:margin-bottom="0.35cm"/>
      <style:text-properties fo:color="#6f849a" loext:opacity="100%" style:font-name="Noto Sens" fo:font-size="14pt" fo:font-weight="bold" style:font-size-asian="14pt" style:font-weight-asian="normal" style:font-size-complex="14pt" style:font-weight-complex="normal"/>
    </style:style>
    <style:style style:name="P16" style:family="paragraph">
      <loext:graphic-properties draw:fill="none"/>
      <style:paragraph-properties fo:margin-top="0.42cm" fo:margin-bottom="0.35cm"/>
      <style:text-properties fo:color="#6f849a" loext:opacity="100%" style:font-name="Noto Sens" fo:font-size="14pt" fo:font-weight="bold" style:font-size-asian="14pt" style:font-weight-asian="normal" style:font-size-complex="14pt" style:font-weight-complex="normal"/>
    </style:style>
    <style:style style:name="P17" style:family="paragraph">
      <style:paragraph-properties fo:text-align="center"/>
      <style:text-properties style:font-name="Noto Sens" fo:font-size="16pt" style:font-size-asian="16pt" style:font-size-complex="16pt"/>
    </style:style>
    <style:style style:name="P18" style:family="paragraph">
      <loext:graphic-properties draw:fill="solid" draw:fill-color="#b4c7dc"/>
      <style:paragraph-properties fo:text-align="center"/>
      <style:text-properties style:font-name="Noto Sens" fo:font-size="16pt" style:font-size-asian="16pt" style:font-size-complex="16pt"/>
    </style:style>
    <style:style style:name="P19" style:family="paragraph">
      <style:text-properties style:font-name="Noto Sens"/>
    </style:style>
    <style:style style:name="P20" style:family="paragraph">
      <loext:graphic-properties draw:fill="solid" draw:fill-color="#cccccc"/>
      <style:text-properties style:font-name="Noto Sens" fo:font-size="12pt" style:font-size-asian="12pt" style:font-size-complex="12pt"/>
    </style:style>
    <style:style style:name="P21" style:family="paragraph">
      <style:paragraph-properties fo:margin-left="0cm" fo:margin-right="0cm" fo:margin-top="0.42cm" fo:margin-bottom="0.35cm" fo:line-height="100%" fo:text-align="center" fo:text-indent="0cm"/>
      <style:text-properties style:font-name="Noto Sens"/>
    </style:style>
    <style:style style:name="P22" style:family="paragraph">
      <loext:graphic-properties draw:fill="solid" draw:fill-color="#cccccc"/>
      <style:paragraph-properties fo:margin-left="0cm" fo:margin-right="0cm" fo:margin-top="0.42cm" fo:margin-bottom="0.35cm" fo:line-height="100%" fo:text-align="center" fo:text-indent="0cm"/>
      <style:text-properties style:font-name="Noto Sens" fo:font-size="12pt" style:font-size-asian="12pt" style:font-size-complex="12pt"/>
    </style:style>
    <style:style style:name="T1" style:family="text">
      <style:text-properties style:font-name="Noto Sens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JP" style:font-size-asian="12pt" style:font-style-asian="normal" style:font-weight-asian="normal" style:font-name-complex="呡歡潐䝯瑨楣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8pt" fo:font-weight="bold" style:font-size-asian="10pt" style:font-weight-asian="bold" style:font-size-complex="10pt" style:font-weight-complex="bold"/>
    </style:style>
    <style:style style:name="T9" style:family="text">
      <style:text-properties style:font-name="Noto Sens" fo:font-size="14pt" style:font-size-asian="14pt" style:font-weight-asian="normal" style:font-size-complex="14pt" style:font-weight-complex="normal"/>
    </style:style>
    <style:style style:name="T10" style:family="text">
      <style:text-properties style:font-name="Noto Sens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Noto Sens" fo:font-size="12pt" style:font-size-asian="12pt" style:font-size-complex="12pt"/>
    </style:style>
    <style:style style:name="T12" style:family="text">
      <style:text-properties style:font-name="Noto Sens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5.891cm" svg:height="1.241cm" svg:x="18.024cm" svg:y="4.509cm">
          <draw:text-box>
            <text:p text:style-name="P1"><text:span text:style-name="T1">PSC Fabric Computer Architecture</text:span></text:p>
          </draw:text-box>
        </draw:frame>
        <draw:frame draw:name="テキスト枠 14" draw:style-name="gr2" draw:text-style-name="P4" xml:id="id1" draw:id="id1" draw:layer="layout" svg:width="6.52cm" svg:height="6.52cm" svg:x="17.701cm" svg:y="6.179cm">
          <draw:text-box>
            <text:p text:style-name="P3"><text:span text:style-name="T2">P</text:span><text:span text:style-name="T2">S</text:span><text:span text:style-name="T2">C </text:span><text:span text:style-name="T2">F</text:span><text:span text:style-name="T2">a</text:span><text:span text:style-name="T2">b</text:span><text:span text:style-name="T2">ri</text:span><text:span text:style-name="T2">c</text:span></text:p>
            <text:p text:style-name="P3"><text:span text:style-name="T3">(P</text:span><text:span text:style-name="T3">h</text:span><text:span text:style-name="T3">ot</text:span><text:span text:style-name="T3">o</text:span><text:span text:style-name="T3">ni</text:span><text:span text:style-name="T3">c </text:span><text:span text:style-name="T3">S</text:span><text:span text:style-name="T3">wi</text:span><text:span text:style-name="T3">tc</text:span><text:span text:style-name="T3">hi</text:span><text:span text:style-name="T3">ng </text:span><text:span text:style-name="T3">C</text:span><text:span text:style-name="T3">or</text:span><text:span text:style-name="T3">e)</text:span></text:p>
          </draw:text-box>
          <draw:glue-point draw:id="4" svg:x="1.114cm" svg:y="5.002cm"/>
          <draw:glue-point draw:id="5" svg:x="-3.002cm" svg:y="5.002cm"/>
          <draw:glue-point draw:id="6" svg:x="-1.128cm" svg:y="4.994cm"/>
          <draw:glue-point draw:id="7" svg:x="2.994cm" svg:y="5.002cm"/>
        </draw:frame>
        <draw:frame draw:style-name="gr3" draw:text-style-name="P6" xml:id="id4" draw:id="id4" draw:layer="layout" svg:width="2.3cm" svg:height="1cm" svg:x="22.236cm" svg:y="15.998cm">
          <draw:text-box>
            <text:p text:style-name="P5"><text:span text:style-name="T4">Accelerator</text:span></text:p>
          </draw:text-box>
        </draw:frame>
        <draw:frame draw:style-name="gr3" draw:text-style-name="P7" xml:id="id2" draw:id="id2" draw:layer="layout" svg:width="2.3cm" svg:height="1cm" svg:x="15.078cm" svg:y="15.998cm">
          <draw:text-box>
            <text:p text:style-name="P3"><text:span text:style-name="T5"><text:s text:c="3"/></text:span><text:span text:style-name="T5">CPU</text:span></text:p>
          </draw:text-box>
        </draw:frame>
        <draw:frame draw:style-name="gr4" draw:text-style-name="P9" xml:id="id3" draw:id="id3" draw:layer="layout" svg:width="2.3cm" svg:height="1cm" svg:x="17.451cm" svg:y="15.998cm">
          <draw:text-box>
            <text:p text:style-name="P8"><text:span text:style-name="T6"><text:s/></text:span><text:span text:style-name="T6">Memory</text:span></text:p>
          </draw:text-box>
        </draw:frame>
        <draw:connector draw:style-name="gr5" draw:text-style-name="P10" draw:layer="layout" draw:type="line" svg:x1="19.004cm" svg:y1="12.699cm" svg:x2="16.228cm" svg:y2="15.998cm" draw:start-shape="id1" draw:start-glue-point="5" draw:end-shape="id2" draw:end-glue-point="0" svg:d="M19004 12699l-2776 3299" svg:viewBox="0 0 2777 3300">
          <text:p/>
        </draw:connector>
        <draw:connector draw:style-name="gr5" draw:text-style-name="P10" draw:layer="layout" draw:type="line" svg:x1="20.226cm" svg:y1="12.695cm" svg:x2="18.601cm" svg:y2="15.998cm" draw:start-shape="id1" draw:start-glue-point="6" draw:end-shape="id3" draw:end-glue-point="0" svg:d="M20226 12695l-1625 3303" svg:viewBox="0 0 1626 3304">
          <text:p/>
        </draw:connector>
        <draw:connector draw:style-name="gr5" draw:text-style-name="P10" draw:layer="layout" draw:type="line" svg:x1="21.687cm" svg:y1="12.699cm" svg:x2="23.386cm" svg:y2="15.998cm" draw:start-shape="id1" draw:start-glue-point="4" draw:end-shape="id4" draw:end-glue-point="0" svg:d="M21687 12699l1699 3299" svg:viewBox="0 0 1700 3300">
          <text:p/>
        </draw:connector>
        <draw:frame draw:style-name="gr3" draw:text-style-name="P12" xml:id="id5" draw:id="id5" draw:layer="layout" svg:width="2.3cm" svg:height="1cm" svg:x="24.636cm" svg:y="15.998cm">
          <draw:text-box>
            <text:p text:style-name="P11"><text:span text:style-name="T5"><text:s/></text:span><text:span text:style-name="T5">Storage</text:span></text:p>
          </draw:text-box>
        </draw:frame>
        <draw:connector draw:style-name="gr5" draw:text-style-name="P10" draw:layer="layout" draw:type="line" svg:x1="22.913cm" svg:y1="12.699cm" svg:x2="25.786cm" svg:y2="15.998cm" draw:start-shape="id1" draw:start-glue-point="7" draw:end-shape="id5" draw:end-glue-point="0" svg:d="M22913 12699l2873 3299" svg:viewBox="0 0 2874 3300">
          <text:p/>
        </draw:connector>
        <draw:frame draw:style-name="gr3" draw:text-style-name="P12" xml:id="id6" draw:id="id6" draw:layer="layout" svg:width="2.3cm" svg:height="1cm" svg:x="19.836cm" svg:y="15.998cm">
          <draw:text-box>
            <text:p text:style-name="P11"><text:span text:style-name="T7"><text:s text:c="6"/></text:span><text:span text:style-name="T7">GPU</text:span></text:p>
          </draw:text-box>
        </draw:frame>
        <draw:connector draw:style-name="gr5" draw:text-style-name="P10" draw:layer="layout" draw:type="line" svg:x1="20.961cm" svg:y1="12.699cm" svg:x2="20.986cm" svg:y2="15.998cm" draw:start-shape="id1" draw:start-glue-point="2" draw:end-shape="id6" draw:end-glue-point="0" svg:d="M20961 12699l25 3299" svg:viewBox="0 0 26 3300">
          <text:p/>
        </draw:connector>
        <draw:frame draw:style-name="gr6" draw:text-style-name="P14" draw:layer="layout" svg:width="7.299cm" svg:height="1.673cm" svg:x="11.201cm" svg:y="-3.269cm">
          <draw:text-box>
            <text:p text:style-name="P13"><text:span text:style-name="T8">PSC </text:span><text:span text:style-name="T8">Concep</text:span><text:span text:style-name="T8">t </text:span><text:span text:style-name="T8">Diagra</text:span><text:span text:style-name="T8">m</text:span></text:p>
          </draw:text-box>
        </draw:frame>
        <draw:frame draw:style-name="gr1" draw:text-style-name="P16" draw:layer="layout" svg:width="6.149cm" svg:height="1.241cm" svg:x="5.069cm" svg:y="4.509cm">
          <draw:text-box>
            <text:p text:style-name="P15"><text:span text:style-name="T9">T</text:span><text:span text:style-name="T9">r</text:span><text:span text:style-name="T9">a</text:span><text:span text:style-name="T9">d</text:span><text:span text:style-name="T9">i</text:span><text:span text:style-name="T9">t</text:span><text:span text:style-name="T9">i</text:span><text:span text:style-name="T9">o</text:span><text:span text:style-name="T9">n</text:span><text:span text:style-name="T9">a</text:span><text:span text:style-name="T9">l </text:span><text:span text:style-name="T9">C</text:span><text:span text:style-name="T9">P</text:span><text:span text:style-name="T9">U</text:span><text:span text:style-name="T9">-</text:span><text:span text:style-name="T9">C</text:span><text:span text:style-name="T9">e</text:span><text:span text:style-name="T9">n</text:span><text:span text:style-name="T9">t</text:span><text:span text:style-name="T9">r</text:span><text:span text:style-name="T9">i</text:span><text:span text:style-name="T9">c </text:span><text:span text:style-name="T9">A</text:span><text:span text:style-name="T9">r</text:span><text:span text:style-name="T9">c</text:span><text:span text:style-name="T9">h</text:span><text:span text:style-name="T9">i</text:span><text:span text:style-name="T9">t</text:span><text:span text:style-name="T9">e</text:span><text:span text:style-name="T9">c</text:span><text:span text:style-name="T9">t</text:span><text:span text:style-name="T9">u</text:span><text:span text:style-name="T9">r</text:span><text:span text:style-name="T9">e</text:span></text:p>
          </draw:text-box>
        </draw:frame>
        <draw:frame draw:name="テキスト枠 3" draw:style-name="gr7" draw:text-style-name="P18" xml:id="id7" draw:id="id7" draw:layer="layout" svg:width="5cm" svg:height="5cm" svg:x="5.686cm" svg:y="6.939cm">
          <draw:text-box>
            <text:p text:style-name="P17"><text:span text:style-name="T10">CPU</text:span></text:p>
          </draw:text-box>
          <draw:glue-point draw:id="4" svg:x="3.004cm" svg:y="5.002cm"/>
          <draw:glue-point draw:id="5" svg:x="-3.006cm" svg:y="5cm"/>
          <draw:glue-point draw:id="6" svg:x="-1.014cm" svg:y="5.002cm"/>
          <draw:glue-point draw:id="7" svg:x="1.048cm" svg:y="5.002cm"/>
        </draw:frame>
        <draw:connector draw:style-name="gr5" draw:text-style-name="P10" draw:layer="layout" draw:type="line" svg:x1="7.679cm" svg:y1="11.939cm" svg:x2="6.852cm" svg:y2="15.997cm" draw:start-shape="id7" draw:start-glue-point="6" draw:end-shape="id8" draw:end-glue-point="0" svg:d="M7679 11939l-827 4058" svg:viewBox="0 0 828 4059">
          <text:p/>
        </draw:connector>
        <draw:connector draw:style-name="gr5" draw:text-style-name="P10" draw:layer="layout" draw:type="line" svg:x1="9.688cm" svg:y1="11.939cm" svg:x2="12.101cm" svg:y2="15.997cm" draw:start-shape="id7" draw:start-glue-point="4" draw:end-shape="id9" draw:end-glue-point="0" svg:d="M9688 11939l2413 4058" svg:viewBox="0 0 2414 4059">
          <text:p/>
        </draw:connector>
        <draw:connector draw:style-name="gr5" draw:text-style-name="P10" draw:layer="layout" draw:type="line" svg:x1="6.683cm" svg:y1="11.939cm" svg:x2="4.186cm" svg:y2="15.997cm" draw:start-shape="id7" draw:start-glue-point="5" draw:end-shape="id10" draw:end-glue-point="0" svg:d="M6683 11939l-2497 4058" svg:viewBox="0 0 2498 4059">
          <text:p/>
        </draw:connector>
        <draw:frame draw:style-name="gr3" draw:text-style-name="P20" xml:id="id10" draw:id="id10" draw:layer="layout" svg:width="2.3cm" svg:height="1cm" svg:x="3.036cm" svg:y="15.997cm">
          <draw:text-box>
            <text:p text:style-name="P19"><text:span text:style-name="T11"><text:s/></text:span><text:span text:style-name="T11">Memory</text:span></text:p>
          </draw:text-box>
        </draw:frame>
        <draw:frame draw:style-name="gr3" draw:text-style-name="P7" xml:id="id8" draw:id="id8" draw:layer="layout" svg:width="2.3cm" svg:height="1cm" svg:x="5.702cm" svg:y="15.997cm">
          <draw:text-box>
            <text:p text:style-name="P3"><text:span text:style-name="T5"><text:s text:c="3"/></text:span><text:span text:style-name="T5">GPU</text:span></text:p>
          </draw:text-box>
        </draw:frame>
        <draw:frame draw:style-name="gr8" draw:text-style-name="P22" xml:id="id9" draw:id="id9" draw:layer="layout" svg:width="2.3cm" svg:height="1cm" svg:x="10.951cm" svg:y="15.997cm">
          <draw:text-box>
            <text:p text:style-name="P21"><text:span text:style-name="T5"><text:s/></text:span><text:span text:style-name="T5">Storage</text:span></text:p>
          </draw:text-box>
        </draw:frame>
        <draw:frame draw:style-name="gr3" draw:text-style-name="P6" xml:id="id11" draw:id="id11" draw:layer="layout" svg:width="2.3cm" svg:height="1cm" svg:x="8.336cm" svg:y="15.998cm">
          <draw:text-box>
            <text:p text:style-name="P5"><text:span text:style-name="T12">Accelerator</text:span></text:p>
          </draw:text-box>
        </draw:frame>
        <draw:connector draw:style-name="gr5" draw:text-style-name="P10" draw:layer="layout" draw:type="line" svg:x1="8.71cm" svg:y1="11.939cm" svg:x2="9.486cm" svg:y2="15.998cm" draw:start-shape="id7" draw:start-glue-point="7" draw:end-shape="id11" draw:end-glue-point="0" svg:d="M8710 11939l776 4059" svg:viewBox="0 0 777 406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re" svg:font-family="Intr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ns" svg:font-family="'Noto Sens'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呡歡潐䝯瑨楣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呡歡潐䝯瑨楣" style:font-family-complex="呡歡潐䝯瑨楣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09:46:32.458205564</meta:creation-date>
    <dc:date>2026-04-01T19:13:02.599385127</dc:date>
    <meta:editing-duration>PT1H17M30S</meta:editing-duration>
    <meta:editing-cycles>12</meta:editing-cycles>
    <meta:generator>LibreOffice/24.2.7.2$Linux_X86_64 LibreOffice_project/420$Build-2</meta:generator>
    <meta:print-date>2026-02-21T13:29:19.813669732</meta:print-date>
    <meta:printed-by>PDFファイル</meta:printed-by>
    <meta:document-statistic meta:object-count="23"/>
  </office:meta>
</office:document-meta>
</file>